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row>
          <table:table-cell office:value-type="string">
            <text:p>turkish</text:p>
          </table:table-cell>
          <table:table-cell office:value-type="string">
            <text:p>russian</text:p>
          </table:table-cell>
          <table:table-cell office:value-type="string">
            <text:p>level_learned_to_rus</text:p>
          </table:table-cell>
          <table:table-cell office:value-type="string">
            <text:p>level_learned_to_tk</text:p>
          </table:table-cell>
          <table:table-cell office:value-type="string">
            <text:p>typing learning</text:p>
          </table:table-cell>
        </table:table-row>
        <table:table-row>
          <table:table-cell office:value-type="string">
            <text:p>Ev</text:p>
          </table:table-cell>
          <table:table-cell office:value-type="string">
            <text:p>Дом</text:p>
          </table:table-cell>
          <table:table-cell office:value="32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Araba </text:p>
          </table:table-cell>
          <table:table-cell office:value-type="string">
            <text:p>Машина</text:p>
          </table:table-cell>
          <table:table-cell office:value="6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Kitap </text:p>
          </table:table-cell>
          <table:table-cell office:value-type="string">
            <text:p>Книга</text:p>
          </table:table-cell>
          <table:table-cell office:value="6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Doktor</text:p>
          </table:table-cell>
          <table:table-cell office:value-type="string">
            <text:p>Врач</text:p>
          </table:table-cell>
          <table:table-cell office:value="32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Telefon</text:p>
          </table:table-cell>
          <table:table-cell office:value-type="string">
            <text:p>Телефон</text:p>
          </table:table-cell>
          <table:table-cell office:value="32" office:value-type="float"/>
          <table:table-cell office:value="8" office:value-type="float"/>
          <table:table-cell office:value="8" office:value-type="float"/>
        </table:table-row>
        <table:table-row>
          <table:table-cell office:value-type="string">
            <text:p>Televizyon </text:p>
          </table:table-cell>
          <table:table-cell office:value-type="string">
            <text:p>Телевизор </text:p>
          </table:table-cell>
          <table:table-cell office:value="64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Öğretmen </text:p>
          </table:table-cell>
          <table:table-cell office:value-type="string">
            <text:p>Учитель </text:p>
          </table:table-cell>
          <table:table-cell office:value="32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Öğrenci </text:p>
          </table:table-cell>
          <table:table-cell office:value-type="string">
            <text:p>Ученик, студент </text:p>
          </table:table-cell>
          <table:table-cell office:value="64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Okul </text:p>
          </table:table-cell>
          <table:table-cell office:value-type="string">
            <text:p>Школа </text:p>
          </table:table-cell>
          <table:table-cell office:value="128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Ders </text:p>
          </table:table-cell>
          <table:table-cell office:value-type="string">
            <text:p>Урок </text:p>
          </table:table-cell>
          <table:table-cell office:value="128" office:value-type="float"/>
          <table:table-cell office:value="4" office:value-type="float"/>
          <table:table-cell office:value="4" office:value-type="float"/>
        </table:table-row>
        <table:table-row>
          <table:table-cell office:value-type="string">
            <text:p>Bilgisayar </text:p>
          </table:table-cell>
          <table:table-cell office:value-type="string">
            <text:p>Компьютер </text:p>
          </table:table-cell>
          <table:table-cell office:value="128" office:value-type="float"/>
          <table:table-cell office:value="4" office:value-type="float"/>
          <table:table-cell office:value="8" office:value-type="float"/>
        </table:table-row>
        <table:table-row>
          <table:table-cell office:value-type="string">
            <text:p>Banka </text:p>
          </table:table-cell>
          <table:table-cell office:value-type="string">
            <text:p>Банк </text:p>
          </table:table-cell>
          <table:table-cell office:value="64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Hastane </text:p>
          </table:table-cell>
          <table:table-cell office:value-type="string">
            <text:p>Больница </text:p>
          </table:table-cell>
          <table:table-cell office:value="128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Eczane </text:p>
          </table:table-cell>
          <table:table-cell office:value-type="string">
            <text:p>Аптека </text:p>
          </table:table-cell>
          <table:table-cell office:value="64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Restoran </text:p>
          </table:table-cell>
          <table:table-cell office:value-type="string">
            <text:p>Ресторан </text:p>
          </table:table-cell>
          <table:table-cell office:value="32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Lokanta </text:p>
          </table:table-cell>
          <table:table-cell office:value-type="string">
            <text:p>Ресторан (столовая)</text:p>
          </table:table-cell>
          <table:table-cell office:value="256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Sinema </text:p>
          </table:table-cell>
          <table:table-cell office:value-type="string">
            <text:p>Кинотеатр </text:p>
          </table:table-cell>
          <table:table-cell office:value="16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Mağaza </text:p>
          </table:table-cell>
          <table:table-cell office:value-type="string">
            <text:p>Магазин </text:p>
          </table:table-cell>
          <table:table-cell office:value="64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Market </text:p>
          </table:table-cell>
          <table:table-cell office:value-type="string">
            <text:p>Продуктовый магазин </text:p>
          </table:table-cell>
          <table:table-cell office:value="32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Şehir </text:p>
          </table:table-cell>
          <table:table-cell office:value-type="string">
            <text:p>Город </text:p>
          </table:table-cell>
          <table:table-cell office:value="64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Sokak </text:p>
          </table:table-cell>
          <table:table-cell office:value-type="string">
            <text:p>Улица </text:p>
          </table:table-cell>
          <table:table-cell office:value="16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Bahçe </text:p>
          </table:table-cell>
          <table:table-cell office:value-type="string">
            <text:p>Сад </text:p>
          </table:table-cell>
          <table:table-cell office:value="64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Firma </text:p>
          </table:table-cell>
          <table:table-cell office:value-type="string">
            <text:p>Фирма </text:p>
          </table:table-cell>
          <table:table-cell office:value="128" office:value-type="float"/>
          <table:table-cell office:value="1" office:value-type="float"/>
          <table:table-cell office:value="8" office:value-type="float"/>
        </table:table-row>
        <table:table-row>
          <table:table-cell office:value-type="string">
            <text:p>Şirket </text:p>
          </table:table-cell>
          <table:table-cell office:value-type="string">
            <text:p>Фирма </text:p>
          </table:table-cell>
          <table:table-cell office:value="128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Ofis </text:p>
          </table:table-cell>
          <table:table-cell office:value-type="string">
            <text:p>Офис </text:p>
          </table:table-cell>
          <table:table-cell office:value="64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Otobüs </text:p>
          </table:table-cell>
          <table:table-cell office:value-type="string">
            <text:p>Автобус </text:p>
          </table:table-cell>
          <table:table-cell office:value="32" office:value-type="float"/>
          <table:table-cell office:value="2" office:value-type="float"/>
          <table:table-cell office:value="8" office:value-type="float"/>
        </table:table-row>
        <table:table-row>
          <table:table-cell office:value-type="string">
            <text:p>Taksi </text:p>
          </table:table-cell>
          <table:table-cell office:value-type="string">
            <text:p>Такси </text:p>
          </table:table-cell>
          <table:table-cell office:value="8" office:value-type="float"/>
          <table:table-cell office:value="2" office:value-type="float"/>
          <table:table-cell office:value="8" office:value-type="float"/>
        </table:table-row>
        <table:table-row>
          <table:table-cell office:value-type="string">
            <text:p>Tren </text:p>
          </table:table-cell>
          <table:table-cell office:value-type="string">
            <text:p>Поезд </text:p>
          </table:table-cell>
          <table:table-cell office:value="64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Bisiklet </text:p>
          </table:table-cell>
          <table:table-cell office:value-type="string">
            <text:p>Велосипед </text:p>
          </table:table-cell>
          <table:table-cell office:value="64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Uçak </text:p>
          </table:table-cell>
          <table:table-cell office:value-type="string">
            <text:p>Самолет </text:p>
          </table:table-cell>
          <table:table-cell office:value="128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Plaj </text:p>
          </table:table-cell>
          <table:table-cell office:value-type="string">
            <text:p>Пляж </text:p>
          </table:table-cell>
          <table:table-cell office:value="16" office:value-type="float"/>
          <table:table-cell office:value="2" office:value-type="float"/>
          <table:table-cell office:value="8" office:value-type="float"/>
        </table:table-row>
        <table:table-row>
          <table:table-cell office:value-type="string">
            <text:p>Şezlong </text:p>
          </table:table-cell>
          <table:table-cell office:value-type="string">
            <text:p>Шезлонг </text:p>
          </table:table-cell>
          <table:table-cell office:value="32" office:value-type="float"/>
          <table:table-cell office:value="8" office:value-type="float"/>
          <table:table-cell office:value="4" office:value-type="float"/>
        </table:table-row>
        <table:table-row>
          <table:table-cell office:value-type="string">
            <text:p>Masa </text:p>
          </table:table-cell>
          <table:table-cell office:value-type="string">
            <text:p>Стол </text:p>
          </table:table-cell>
          <table:table-cell office:value="64" office:value-type="float"/>
          <table:table-cell office:value="4" office:value-type="float"/>
          <table:table-cell office:value="2" office:value-type="float"/>
        </table:table-row>
        <table:table-row>
          <table:table-cell office:value-type="string">
            <text:p>Sandalye </text:p>
          </table:table-cell>
          <table:table-cell office:value-type="string">
            <text:p>Стул </text:p>
          </table:table-cell>
          <table:table-cell office:value="32" office:value-type="float"/>
          <table:table-cell office:value="2" office:value-type="float"/>
          <table:table-cell office:value="8" office:value-type="float"/>
        </table:table-row>
        <table:table-row>
          <table:table-cell office:value-type="string">
            <text:p>Pencere </text:p>
          </table:table-cell>
          <table:table-cell office:value-type="string">
            <text:p>Окно </text:p>
          </table:table-cell>
          <table:table-cell office:value="64" office:value-type="float"/>
          <table:table-cell office:value="4" office:value-type="float"/>
          <table:table-cell office:value="2" office:value-type="float"/>
        </table:table-row>
        <table:table-row>
          <table:table-cell office:value-type="string">
            <text:p>Kapı </text:p>
          </table:table-cell>
          <table:table-cell office:value-type="string">
            <text:p>Дверь </text:p>
          </table:table-cell>
          <table:table-cell office:value="128" office:value-type="float"/>
          <table:table-cell office:value="4" office:value-type="float"/>
          <table:table-cell office:value="8" office:value-type="float"/>
        </table:table-row>
        <table:table-row>
          <table:table-cell office:value-type="string">
            <text:p>Oda </text:p>
          </table:table-cell>
          <table:table-cell office:value-type="string">
            <text:p>Комната </text:p>
          </table:table-cell>
          <table:table-cell office:value="64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Çocuk</text:p>
          </table:table-cell>
          <table:table-cell office:value-type="string">
            <text:p>Ребенок </text:p>
          </table:table-cell>
          <table:table-cell office:value="32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Kedi </text:p>
          </table:table-cell>
          <table:table-cell office:value-type="string">
            <text:p>Кот,кошка </text:p>
          </table:table-cell>
          <table:table-cell office:value="32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Köpek </text:p>
          </table:table-cell>
          <table:table-cell office:value-type="string">
            <text:p>Собака </text:p>
          </table:table-cell>
          <table:table-cell office:value="256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Hava </text:p>
          </table:table-cell>
          <table:table-cell office:value-type="string">
            <text:p>Погода, воздух </text:p>
          </table:table-cell>
          <table:table-cell office:value="32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Deniz </text:p>
          </table:table-cell>
          <table:table-cell office:value-type="string">
            <text:p>Море </text:p>
          </table:table-cell>
          <table:table-cell office:value="16" office:value-type="float"/>
          <table:table-cell office:value="2" office:value-type="float"/>
          <table:table-cell office:value="8" office:value-type="float"/>
        </table:table-row>
        <table:table-row>
          <table:table-cell office:value-type="string">
            <text:p>Yemek </text:p>
          </table:table-cell>
          <table:table-cell office:value-type="string">
            <text:p>Еда </text:p>
          </table:table-cell>
          <table:table-cell office:value="64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Kahve </text:p>
          </table:table-cell>
          <table:table-cell office:value-type="string">
            <text:p>Кофе </text:p>
          </table:table-cell>
          <table:table-cell office:value="32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Su </text:p>
          </table:table-cell>
          <table:table-cell office:value-type="string">
            <text:p>Вода </text:p>
          </table:table-cell>
          <table:table-cell office:value="32" office:value-type="float"/>
          <table:table-cell office:value="2" office:value-type="float"/>
          <table:table-cell office:value="8" office:value-type="float"/>
        </table:table-row>
        <table:table-row>
          <table:table-cell office:value-type="string">
            <text:p>Kafe </text:p>
          </table:table-cell>
          <table:table-cell office:value-type="string">
            <text:p>Кафе </text:p>
          </table:table-cell>
          <table:table-cell office:value="128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Kadın</text:p>
          </table:table-cell>
          <table:table-cell office:value-type="string">
            <text:p>Женщина </text:p>
          </table:table-cell>
          <table:table-cell office:value="64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Adam </text:p>
          </table:table-cell>
          <table:table-cell office:value-type="string">
            <text:p>Мужчина </text:p>
          </table:table-cell>
          <table:table-cell office:value="32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Çanta </text:p>
          </table:table-cell>
          <table:table-cell office:value-type="string">
            <text:p>Сумка </text:p>
          </table:table-cell>
          <table:table-cell office:value="32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Bavul </text:p>
          </table:table-cell>
          <table:table-cell office:value-type="string">
            <text:p>Чемодан </text:p>
          </table:table-cell>
          <table:table-cell office:value="32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Türkçe </text:p>
          </table:table-cell>
          <table:table-cell office:value-type="string">
            <text:p>Турецкий язык </text:p>
          </table:table-cell>
          <table:table-cell office:value="64" office:value-type="float"/>
          <table:table-cell office:value="2" office:value-type="float"/>
          <table:table-cell office:value="8" office:value-type="float"/>
        </table:table-row>
        <table:table-row>
          <table:table-cell office:value-type="string">
            <text:p>Balık</text:p>
          </table:table-cell>
          <table:table-cell office:value-type="string">
            <text:p>рыба</text:p>
          </table:table-cell>
          <table:table-cell office:value="64" office:value-type="float"/>
          <table:table-cell office:value="1" office:value-type="float"/>
          <table:table-cell office:value="8" office:value-type="float"/>
        </table:table-row>
        <table:table-row>
          <table:table-cell office:value-type="string">
            <text:p>Çay</text:p>
          </table:table-cell>
          <table:table-cell office:value-type="string">
            <text:p>чай</text:p>
          </table:table-cell>
          <table:table-cell office:value="32" office:value-type="float"/>
          <table:table-cell office:value="4" office:value-type="float"/>
          <table:table-cell office:value="8" office:value-type="float"/>
        </table:table-row>
        <table:table-row>
          <table:table-cell office:value-type="string">
            <text:p>Et</text:p>
          </table:table-cell>
          <table:table-cell office:value-type="string">
            <text:p>мясо</text:p>
          </table:table-cell>
          <table:table-cell office:value="64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Kurs</text:p>
          </table:table-cell>
          <table:table-cell office:value-type="string">
            <text:p>курсы</text:p>
          </table:table-cell>
          <table:table-cell office:value="8" office:value-type="float"/>
          <table:table-cell office:value="4" office:value-type="float"/>
          <table:table-cell office:value="4" office:value-type="float"/>
        </table:table-row>
        <table:table-row>
          <table:table-cell office:value-type="string">
            <text:p>Parti</text:p>
          </table:table-cell>
          <table:table-cell office:value-type="string">
            <text:p>вечеринка</text:p>
          </table:table-cell>
          <table:table-cell office:value="64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Türk</text:p>
          </table:table-cell>
          <table:table-cell office:value-type="string">
            <text:p>турок (нация)</text:p>
          </table:table-cell>
          <table:table-cell office:value="32" office:value-type="float"/>
          <table:table-cell office:value="1" office:value-type="float"/>
          <table:table-cell office:value="8" office:value-type="float"/>
        </table:table-row>
        <table:table-row>
          <table:table-cell office:value-type="string">
            <text:p>Yakın</text:p>
          </table:table-cell>
          <table:table-cell office:value-type="string">
            <text:p>близко</text:p>
          </table:table-cell>
          <table:table-cell office:value="64" office:value-type="float"/>
          <table:table-cell office:value="4" office:value-type="float"/>
          <table:table-cell office:value="1" office:value-type="float"/>
        </table:table-row>
        <table:table-row>
          <table:table-cell office:value-type="string">
            <text:p>Uzak</text:p>
          </table:table-cell>
          <table:table-cell office:value-type="string">
            <text:p>далеко</text:p>
          </table:table-cell>
          <table:table-cell office:value="64" office:value-type="float"/>
          <table:table-cell office:value="4" office:value-type="float"/>
          <table:table-cell office:value="2" office:value-type="float"/>
        </table:table-row>
        <table:table-row>
          <table:table-cell office:value-type="string">
            <text:p>Küçük</text:p>
          </table:table-cell>
          <table:table-cell office:value-type="string">
            <text:p>маленький</text:p>
          </table:table-cell>
          <table:table-cell office:value="64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Büyük</text:p>
          </table:table-cell>
          <table:table-cell office:value-type="string">
            <text:p>большой</text:p>
          </table:table-cell>
          <table:table-cell office:value="32" office:value-type="float"/>
          <table:table-cell office:value="1" office:value-type="float"/>
          <table:table-cell office:value="8" office:value-type="float"/>
        </table:table-row>
        <table:table-row>
          <table:table-cell office:value-type="string">
            <text:p>Soğuk</text:p>
          </table:table-cell>
          <table:table-cell office:value-type="string">
            <text:p>холодный</text:p>
          </table:table-cell>
          <table:table-cell office:value="32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Sıcak</text:p>
          </table:table-cell>
          <table:table-cell office:value-type="string">
            <text:p>жаркий, горячий</text:p>
          </table:table-cell>
          <table:table-cell office:value="128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Yeni</text:p>
          </table:table-cell>
          <table:table-cell office:value-type="string">
            <text:p>новый</text:p>
          </table:table-cell>
          <table:table-cell office:value="32" office:value-type="float"/>
          <table:table-cell office:value="4" office:value-type="float"/>
          <table:table-cell office:value="4" office:value-type="float"/>
        </table:table-row>
        <table:table-row>
          <table:table-cell office:value-type="string">
            <text:p>Eski</text:p>
          </table:table-cell>
          <table:table-cell office:value-type="string">
            <text:p>старый (про вещи только)</text:p>
          </table:table-cell>
          <table:table-cell office:value="32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Ucuz</text:p>
          </table:table-cell>
          <table:table-cell office:value-type="string">
            <text:p>дешевый</text:p>
          </table:table-cell>
          <table:table-cell office:value="64" office:value-type="float"/>
          <table:table-cell office:value="4" office:value-type="float"/>
          <table:table-cell office:value="1" office:value-type="float"/>
        </table:table-row>
        <table:table-row>
          <table:table-cell office:value-type="string">
            <text:p>Pahalı</text:p>
          </table:table-cell>
          <table:table-cell office:value-type="string">
            <text:p>дорогой</text:p>
          </table:table-cell>
          <table:table-cell office:value="128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Hızlı</text:p>
          </table:table-cell>
          <table:table-cell office:value-type="string">
            <text:p>быстрый</text:p>
          </table:table-cell>
          <table:table-cell office:value="128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Yavaş</text:p>
          </table:table-cell>
          <table:table-cell office:value-type="string">
            <text:p>медленный</text:p>
          </table:table-cell>
          <table:table-cell office:value="128" office:value-type="float"/>
          <table:table-cell office:value="4" office:value-type="float"/>
          <table:table-cell office:value="8" office:value-type="float"/>
        </table:table-row>
        <table:table-row>
          <table:table-cell office:value-type="string">
            <text:p>Bedava</text:p>
          </table:table-cell>
          <table:table-cell office:value-type="string">
            <text:p>бесплатный</text:p>
          </table:table-cell>
          <table:table-cell office:value="8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oş</text:p>
          </table:table-cell>
          <table:table-cell office:value-type="string">
            <text:p>свободный, пустой</text:p>
          </table:table-cell>
          <table:table-cell office:value="32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Evli</text:p>
          </table:table-cell>
          <table:table-cell office:value-type="string">
            <text:p>женат</text:p>
          </table:table-cell>
          <table:table-cell office:value="3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kar</text:p>
          </table:table-cell>
          <table:table-cell office:value-type="string">
            <text:p>неженат, холостой</text:p>
          </table:table-cell>
          <table:table-cell office:value="32" office:value-type="float"/>
          <table:table-cell office:value="1" office:value-type="float"/>
          <table:table-cell office:value="8" office:value-type="float"/>
        </table:table-row>
        <table:table-row>
          <table:table-cell office:value-type="string">
            <text:p>Geç</text:p>
          </table:table-cell>
          <table:table-cell office:value-type="string">
            <text:p>поздно</text:p>
          </table:table-cell>
          <table:table-cell office:value="32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Erken</text:p>
          </table:table-cell>
          <table:table-cell office:value-type="string">
            <text:p>рано</text:p>
          </table:table-cell>
          <table:table-cell office:value="256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Lezzetli</text:p>
          </table:table-cell>
          <table:table-cell office:value-type="string">
            <text:p>вкусно</text:p>
          </table:table-cell>
          <table:table-cell office:value="128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Lezzetsiz</text:p>
          </table:table-cell>
          <table:table-cell office:value-type="string">
            <text:p>невкусно</text:p>
          </table:table-cell>
          <table:table-cell office:value="64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Eğlenceli</text:p>
          </table:table-cell>
          <table:table-cell office:value-type="string">
            <text:p>весело</text:p>
          </table:table-cell>
          <table:table-cell office:value="16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ıkıcı</text:p>
          </table:table-cell>
          <table:table-cell office:value-type="string">
            <text:p>скучно</text:p>
          </table:table-cell>
          <table:table-cell office:value="64" office:value-type="float"/>
          <table:table-cell office:value="4" office:value-type="float"/>
          <table:table-cell office:value="1" office:value-type="float"/>
        </table:table-row>
        <table:table-row>
          <table:table-cell office:value-type="string">
            <text:p>Hasta</text:p>
          </table:table-cell>
          <table:table-cell office:value-type="string">
            <text:p>больной</text:p>
          </table:table-cell>
          <table:table-cell office:value="32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Sağlıklı</text:p>
          </table:table-cell>
          <table:table-cell office:value-type="string">
            <text:p>здоровы</text:p>
          </table:table-cell>
          <table:table-cell office:value="16" office:value-type="float"/>
          <table:table-cell office:value="2" office:value-type="float"/>
          <table:table-cell office:value="1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6-04T18:12:48.004192</meta:creation-date>
    <dc:date>2024-06-04T18:12:48.012039</dc:date>
    <meta:generator>http://pypi.python.org/pypi/ezodf/0.1.0$Python3.9.13 (tags/v3.9.13:6de2ca5, May 17 2022, 16:36:42) [MSC v.1929 64 bit (AMD64)]</meta:generator>
    <meta:document-statistic/>
    <meta:editing-cycles>1</meta:editing-cycles>
  </office:meta>
</office:document-meta>
</file>